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fo:font-weight="bold" officeooo:paragraph-rsid="0003a112" style:font-size-asian="20pt" style:font-weight-asian="bold" style:font-size-complex="20pt" style:font-weight-complex="bold"/>
    </style:style>
    <style:style style:name="T1" style:family="text">
      <style:text-properties officeooo:rsid="0003a1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kefile based (</text:span><text:bookmark text:name="autotools-based-projects"/>Autotools-Based Projects<text:span text:style-name="T1">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4:26:30.415699841</meta:creation-date>
    <dc:date>2016-05-04T14:28:04.542704068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41" meta:non-whitespace-character-count="38"/>
    <meta:generator>LibreOffice/4.2.8.2$Linux_X86_64 LibreOffice_project/420m0$Build-2</meta:generator>
  </office:meta>
</office:document-meta>
</file>